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OUT-DEGREE</text:p>
          </table:table-cell>
          <table:table-cell office:value-type="string" calcext:value-type="string">
            <text:p>IN-DEGREE</text:p>
          </table:table-cell>
          <table:table-cell office:value-type="string" calcext:value-type="string">
            <text:p>log degree</text:p>
          </table:table-cell>
          <table:table-cell office:value-type="string" calcext:value-type="string">
            <text:p>log out</text:p>
          </table:table-cell>
          <table:table-cell office:value-type="string" calcext:value-type="string">
            <text:p>log in</text:p>
          </table:table-cell>
          <table:table-cell office:value-type="string" calcext:value-type="string">
            <text:p>curve fit out</text:p>
          </table:table-cell>
          <table:table-cell office:value-type="string" calcext:value-type="string">
            <text:p>curve fit 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table:formula="of:=LOG([.A2];2.718282)" office:value-type="float" office:value="0" calcext:value-type="float">
            <text:p>0</text:p>
          </table:table-cell>
          <table:table-cell table:formula="of:=LOG([.B2];2.718282)" office:value-type="float" office:value="5.08759601417257" calcext:value-type="float">
            <text:p>5.0875960142</text:p>
          </table:table-cell>
          <table:table-cell table:formula="of:=LOG([.C2];2.718282)" office:value-type="float" office:value="5.06890388234001" calcext:value-type="float">
            <text:p>5.0689038823</text:p>
          </table:table-cell>
          <table:table-cell table:formula="of:=-1.578*[.D2]+5.23" office:value-type="float" office:value="5.23" calcext:value-type="float">
            <text:p>5.23</text:p>
          </table:table-cell>
          <table:table-cell table:formula="of:=-1.744*[.D2]+5.38" office:value-type="float" office:value="5.38" calcext:value-type="float">
            <text:p>5.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formula="of:=LOG([.A3];2.718282)" office:value-type="float" office:value="0.693147136817933" calcext:value-type="float">
            <text:p>0.6931471368</text:p>
          </table:table-cell>
          <table:table-cell table:formula="of:=LOG([.B3];2.718282)" office:value-type="float" office:value="4.33073306698941" calcext:value-type="float">
            <text:p>4.330733067</text:p>
          </table:table-cell>
          <table:table-cell table:formula="of:=LOG([.C3];2.718282)" office:value-type="float" office:value="4.46590783682727" calcext:value-type="float">
            <text:p>4.4659078368</text:p>
          </table:table-cell>
          <table:table-cell table:formula="of:=-1.578*[.D3]+5.23" office:value-type="float" office:value="4.1362138181013" calcext:value-type="float">
            <text:p>4.1362138181</text:p>
          </table:table-cell>
          <table:table-cell table:formula="of:=-1.744*[.D3]+5.38" office:value-type="float" office:value="4.17115139338953" calcext:value-type="float">
            <text:p>4.17115139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LOG([.A4];2.718282)" office:value-type="float" office:value="1.09861221933866" calcext:value-type="float">
            <text:p>1.0986122193</text:p>
          </table:table-cell>
          <table:table-cell table:formula="of:=LOG([.B4];2.718282)" office:value-type="float" office:value="3.43398698777863" calcext:value-type="float">
            <text:p>3.4339869878</text:p>
          </table:table-cell>
          <table:table-cell table:formula="of:=LOG([.C4];2.718282)" office:value-type="float" office:value="3.5263603020803" calcext:value-type="float">
            <text:p>3.5263603021</text:p>
          </table:table-cell>
          <table:table-cell table:formula="of:=-1.578*[.D4]+5.23" office:value-type="float" office:value="3.49638991788359" calcext:value-type="float">
            <text:p>3.4963899179</text:p>
          </table:table-cell>
          <table:table-cell table:formula="of:=-1.744*[.D4]+5.38" office:value-type="float" office:value="3.46402028947338" calcext:value-type="float">
            <text:p>3.46402028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LOG([.A5];2.718282)" office:value-type="float" office:value="1.38629427363587" calcext:value-type="float">
            <text:p>1.3862942736</text:p>
          </table:table-cell>
          <table:table-cell table:formula="of:=LOG([.B5];2.718282)" office:value-type="float" office:value="3.25809633241479" calcext:value-type="float">
            <text:p>3.2580963324</text:p>
          </table:table-cell>
          <table:table-cell table:formula="of:=LOG([.C5];2.718282)" office:value-type="float" office:value="2.99573208450416" calcext:value-type="float">
            <text:p>2.9957320845</text:p>
          </table:table-cell>
          <table:table-cell table:formula="of:=-1.578*[.D5]+5.23" office:value-type="float" office:value="3.0424276362026" calcext:value-type="float">
            <text:p>3.0424276362</text:p>
          </table:table-cell>
          <table:table-cell table:formula="of:=-1.744*[.D5]+5.38" office:value-type="float" office:value="2.96230278677905" calcext:value-type="float">
            <text:p>2.96230278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LOG([.A6];2.718282)" office:value-type="float" office:value="1.60943781086829" calcext:value-type="float">
            <text:p>1.6094378109</text:p>
          </table:table-cell>
          <table:table-cell table:formula="of:=LOG([.B6];2.718282)" office:value-type="float" office:value="2.77258854727173" calcext:value-type="float">
            <text:p>2.7725885473</text:p>
          </table:table-cell>
          <table:table-cell table:formula="of:=LOG([.C6];2.718282)" office:value-type="float" office:value="2.89037157549525" calcext:value-type="float">
            <text:p>2.8903715755</text:p>
          </table:table-cell>
          <table:table-cell table:formula="of:=-1.578*[.D6]+5.23" office:value-type="float" office:value="2.69030713444983" calcext:value-type="float">
            <text:p>2.6903071344</text:p>
          </table:table-cell>
          <table:table-cell table:formula="of:=-1.744*[.D6]+5.38" office:value-type="float" office:value="2.5731404578457" calcext:value-type="float">
            <text:p>2.573140457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LOG([.A7];2.718282)" office:value-type="float" office:value="1.79175935615659" calcext:value-type="float">
            <text:p>1.7917593562</text:p>
          </table:table-cell>
          <table:table-cell table:formula="of:=LOG([.B7];2.718282)" office:value-type="float" office:value="2.30258494768623" calcext:value-type="float">
            <text:p>2.3025849477</text:p>
          </table:table-cell>
          <table:table-cell table:formula="of:=LOG([.C7];2.718282)" office:value-type="float" office:value="2.0794414104538" calcext:value-type="float">
            <text:p>2.0794414105</text:p>
          </table:table-cell>
          <table:table-cell table:formula="of:=-1.578*[.D7]+5.23" office:value-type="float" office:value="2.4026037359849" calcext:value-type="float">
            <text:p>2.402603736</text:p>
          </table:table-cell>
          <table:table-cell table:formula="of:=-1.744*[.D7]+5.38" office:value-type="float" office:value="2.2551716828629" calcext:value-type="float">
            <text:p>2.2551716829</text:p>
          </table:table-cell>
          <table:table-cell table:number-matrix-columns-spanned="2" table:number-matrix-rows-spanned="5" table:formula="of:=LINEST([.F2:.F10];[.D2:.D10];1;1)" office:value-type="float" office:value="-1.74410088757323" calcext:value-type="float">
            <text:p>-1.7441008876</text:p>
          </table:table-cell>
          <table:table-cell office:value-type="float" office:value="5.38106309424546" calcext:value-type="float">
            <text:p>5.3810630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LOG([.A8];2.718282)" office:value-type="float" office:value="1.94591002625596" calcext:value-type="float">
            <text:p>1.9459100263</text:p>
          </table:table-cell>
          <table:table-cell table:formula="of:=LOG([.B8];2.718282)" office:value-type="float" office:value="1.79175935615659" calcext:value-type="float">
            <text:p>1.7917593562</text:p>
          </table:table-cell>
          <table:table-cell table:formula="of:=LOG([.C8];2.718282)" office:value-type="float" office:value="2.30258494768623" calcext:value-type="float">
            <text:p>2.3025849477</text:p>
          </table:table-cell>
          <table:table-cell table:formula="of:=-1.578*[.D8]+5.23" office:value-type="float" office:value="2.1593539785681" calcext:value-type="float">
            <text:p>2.1593539786</text:p>
          </table:table-cell>
          <table:table-cell table:formula="of:=-1.744*[.D8]+5.38" office:value-type="float" office:value="1.98633291420961" calcext:value-type="float">
            <text:p>1.9863329142</text:p>
          </table:table-cell>
          <table:table-cell office:value-type="float" office:value="0.141633580329519" calcext:value-type="float">
            <text:p>0.1416335803</text:p>
          </table:table-cell>
          <table:table-cell office:value-type="float" office:value="0.223186356249938" calcext:value-type="float">
            <text:p>0.22318635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LOG([.A9];2.718282)" office:value-type="float" office:value="2.0794414104538" calcext:value-type="float">
            <text:p>2.0794414105</text:p>
          </table:table-cell>
          <table:table-cell table:formula="of:=LOG([.B9];2.718282)" office:value-type="float" office:value="1.94591002625596" calcext:value-type="float">
            <text:p>1.9459100263</text:p>
          </table:table-cell>
          <table:table-cell table:formula="of:=LOG([.C9];2.718282)" office:value-type="float" office:value="1.38629427363587" calcext:value-type="float">
            <text:p>1.3862942736</text:p>
          </table:table-cell>
          <table:table-cell table:formula="of:=-1.578*[.D9]+5.23" office:value-type="float" office:value="1.94864145430391" calcext:value-type="float">
            <text:p>1.9486414543</text:p>
          </table:table-cell>
          <table:table-cell table:formula="of:=-1.744*[.D9]+5.38" office:value-type="float" office:value="1.75345418016858" calcext:value-type="float">
            <text:p>1.7534541802</text:p>
          </table:table-cell>
          <table:table-cell office:value-type="float" office:value="0.955874642011104" calcext:value-type="float">
            <text:p>0.955874642</text:p>
          </table:table-cell>
          <table:table-cell office:value-type="float" office:value="0.288136530419802" calcext:value-type="float">
            <text:p>0.28813653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LOG([.A10];2.718282)" office:value-type="float" office:value="2.19722443867732" calcext:value-type="float">
            <text:p>2.1972244387</text:p>
          </table:table-cell>
          <table:table-cell table:formula="of:=LOG([.B10];2.718282)" office:value-type="float" office:value="1.94591002625596" calcext:value-type="float">
            <text:p>1.9459100263</text:p>
          </table:table-cell>
          <table:table-cell table:formula="of:=LOG([.C10];2.718282)" office:value-type="float" office:value="1.38629427363587" calcext:value-type="float">
            <text:p>1.3862942736</text:p>
          </table:table-cell>
          <table:table-cell table:formula="of:=-1.578*[.D10]+5.23" office:value-type="float" office:value="1.76277983576719" calcext:value-type="float">
            <text:p>1.7627798358</text:p>
          </table:table-cell>
          <table:table-cell table:formula="of:=-1.744*[.D10]+5.38" office:value-type="float" office:value="1.54804057894675" calcext:value-type="float">
            <text:p>1.5480405789</text:p>
          </table:table-cell>
          <table:table-cell office:value-type="float" office:value="151.638939581214" calcext:value-type="float">
            <text:p>151.63893958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office:value-type="float" office:value="12.589468148232" calcext:value-type="float">
            <text:p>12.5894681482</text:p>
          </table:table-cell>
          <table:table-cell office:value-type="float" office:value="0.58115862113653" calcext:value-type="float">
            <text:p>0.581158621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or indegree ^</text:p>
          </table:table-cell>
          <table:table-cell office:value-type="string" calcext:value-type="string">
            <text:p>out we already h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15:42:35.943254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25:03.299223856</meta:creation-date>
    <dc:date>2016-05-21T15:43:12.248762414</dc:date>
    <meta:editing-duration>PT2H44M32S</meta:editing-duration>
    <meta:editing-cycles>5</meta:editing-cycles>
    <meta:generator>LibreOffice/4.2.8.2$Linux_X86_64 LibreOffice_project/420m0$Build-2</meta:generator>
    <dc:creator>Dhruv Shekhawat</dc:creator>
    <meta:document-statistic meta:table-count="1" meta:cell-count="92" meta:object-count="0"/>
  </office:meta>
</office:document-meta>
</file>